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500000057FD52D3F7.png"/>
  <manifest:file-entry manifest:media-type="image/gif" manifest:full-path="Pictures/10000200000001BA0000003F9FF3BEA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presentazione_25_20unifi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5f_25_5f_20unifi-notes" style:display-name="presentazione_25_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5f_25_5f_20unifi-outline1" style:display-name="presentazione_25_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5f_25_5f_20unifi-subtitle" style:display-name="presentazione_25_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5f_25_5f_20unifi-title" style:display-name="presentazione_25_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start" fo:text-indent="0cm"/>
      <style:text-properties fo:font-family="UnDotum" style:font-pitch="variable" fo:font-size="15pt" style:font-size-asian="15pt" style:font-size-complex="15pt"/>
    </style:style>
    <style:style style:name="P14" style:family="paragraph">
      <style:paragraph-properties fo:margin-left="0cm" fo:margin-right="0cm" fo:text-align="center" fo:text-indent="0cm"/>
      <style:text-properties fo:font-family="UnDotum" style:font-pitch="variable" fo:font-size="15pt" style:font-size-asian="15pt" style:font-size-complex="15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UnDotum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2">
            <text:list-item>
              <text:p text:style-name="P4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5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5.7cm" svg:height="0.579cm" svg:x="21.9cm" svg:y="20.1cm" presentation:class="footer">
        <draw:text-box>
          <text:p text:style-name="P13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5" draw:layer="backgroundobjects" svg:width="27.999cm" svg:height="2.403cm" svg:x="0.125cm" svg:y="0.081cm">
        <draw:image xlink:href="Pictures/10000201000003F500000057FD52D3F7.png" xlink:type="simple" xlink:show="embed" xlink:actuate="onLoad">
          <text:p text:style-name="P3"/>
        </draw:image>
      </draw:frame>
      <draw:frame draw:style-name="gr3" draw:text-style-name="P15" draw:layer="backgroundobjects" svg:width="9cm" svg:height="1.166cm" svg:x="0.3cm" svg:y="19.634cm">
        <draw:image xlink:href="Pictures/10000200000001BA0000003F9FF3BEA3.gif" xlink:type="simple" xlink:show="embed" xlink:actuate="onLoad">
          <text:p text:style-name="P3"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2$Build-9301</meta:generator>
    <meta:creation-date>2008-07-17T09:48:33</meta:creation-date>
    <meta:editing-cycles>2</meta:editing-cycles>
    <meta:editing-duration>PT00H09M59S</meta:editing-duration>
    <dc:date>2008-07-17T09:58:30</dc:date>
    <meta:document-statistic meta:object-count="2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